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29cm"/>
    </style:style>
    <style:style style:name="co3" style:family="table-column">
      <style:table-column-properties fo:break-before="auto" style:column-width="1.603cm"/>
    </style:style>
    <style:style style:name="co4" style:family="table-column">
      <style:table-column-properties fo:break-before="auto" style:column-width="0.995cm"/>
    </style:style>
    <style:style style:name="co5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ort by cosine similarity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Sort by absolute proportional difference of word counts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Sort by cosine similarity (ppmi_alpha)</text:p>
          </table:table-cell>
          <table:table-cell table:number-columns-repeated="4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string" calcext:value-type="string">
            <text:p>('phone', 'machin') <text:s text:c="10"/></text:p>
          </table:table-cell>
          <table:table-cell office:value-type="float" office:value="835985" calcext:value-type="float">
            <text:p>835985</text:p>
          </table:table-cell>
          <table:table-cell office:value-type="float" office:value="69862" calcext:value-type="float">
            <text:p>69862</text:p>
          </table:table-cell>
          <table:table-cell table:formula="of:=ABS([.C2]-[.D2])/SUM([.C2:.D2])" office:value-type="float" office:value="0.845753201147655" calcext:value-type="float">
            <text:p>0.85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string" calcext:value-type="string">
            <text:p>('mous', 'phone') <text:s text:c="12"/></text:p>
          </table:table-cell>
          <table:table-cell office:value-type="float" office:value="22265" calcext:value-type="float">
            <text:p>22265</text:p>
          </table:table-cell>
          <table:table-cell office:value-type="float" office:value="835985" calcext:value-type="float">
            <text:p>835985</text:p>
          </table:table-cell>
          <table:table-cell table:formula="of:=ABS([.I2]-[.J2])/SUM([.I2:.J2])" office:value-type="float" office:value="0.948115351004952" calcext:value-type="float">
            <text:p>0.95</text:p>
          </table:table-cell>
          <table:table-cell table:number-columns-repeated="3"/>
          <table:table-cell office:value-type="string" calcext:value-type="string">
            <text:p>Word Pairs</text:p>
          </table:table-cell>
          <table:table-cell office:value-type="string" calcext:value-type="string">
            <text:p>Similarity</text:p>
          </table:table-cell>
          <table:table-cell office:value-type="string" calcext:value-type="string">
            <text:p>APWC</text:p>
          </table:table-cell>
          <table:table-cell table:style-name="ce1"/>
          <table:table-cell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string" calcext:value-type="string">
            <text:p>('mous', 'phone') <text:s text:c="12"/></text:p>
          </table:table-cell>
          <table:table-cell office:value-type="float" office:value="22265" calcext:value-type="float">
            <text:p>22265</text:p>
          </table:table-cell>
          <table:table-cell office:value-type="float" office:value="835985" calcext:value-type="float">
            <text:p>835985</text:p>
          </table:table-cell>
          <table:table-cell table:formula="of:=ABS([.C3]-[.D3])/SUM([.C3:.D3])" office:value-type="float" office:value="0.948115351004952" calcext:value-type="float">
            <text:p>0.95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string" calcext:value-type="string">
            <text:p>('pc', 'phone') <text:s text:c="14"/></text:p>
          </table:table-cell>
          <table:table-cell office:value-type="float" office:value="62102" calcext:value-type="float">
            <text:p>62102</text:p>
          </table:table-cell>
          <table:table-cell office:value-type="float" office:value="835985" calcext:value-type="float">
            <text:p>835985</text:p>
          </table:table-cell>
          <table:table-cell table:formula="of:=ABS([.I3]-[.J3])/SUM([.I3:.J3])" office:value-type="float" office:value="0.861701594611658" calcext:value-type="float">
            <text:p>0.86</text:p>
          </table:table-cell>
          <table:table-cell table:number-columns-repeated="3"/>
          <table:table-cell office:value-type="string" calcext:value-type="string">
            <text:p>('comput', 'pc') <text:s text:c="13"/></text:p>
          </table:table-cell>
          <table:table-cell office:value-type="float" office:value="0.26" calcext:value-type="float">
            <text:p>0.26</text:p>
          </table:table-cell>
          <table:table-cell table:style-name="ce1" table:formula="of:=ABS([.R3]-[.S3])/SUM([.R3:.S3])" office:value-type="float" office:value="0.442856502040999" calcext:value-type="float">
            <text:p>0.44</text:p>
          </table:table-cell>
          <table:table-cell office:value-type="float" office:value="160828" calcext:value-type="float">
            <text:p>160828</text:p>
          </table:table-cell>
          <table:table-cell office:value-type="float" office:value="62102" calcext:value-type="float">
            <text:p>62102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string" calcext:value-type="string">
            <text:p>('phone', 'mac') <text:s text:c="13"/></text:p>
          </table:table-cell>
          <table:table-cell office:value-type="float" office:value="835985" calcext:value-type="float">
            <text:p>835985</text:p>
          </table:table-cell>
          <table:table-cell office:value-type="float" office:value="93530" calcext:value-type="float">
            <text:p>93530</text:p>
          </table:table-cell>
          <table:table-cell table:formula="of:=ABS([.C4]-[.D4])/SUM([.C4:.D4])" office:value-type="float" office:value="0.798755264842418" calcext:value-type="float">
            <text:p>0.80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string" calcext:value-type="string">
            <text:p>('phone', 'machin') <text:s text:c="10"/></text:p>
          </table:table-cell>
          <table:table-cell office:value-type="float" office:value="835985" calcext:value-type="float">
            <text:p>835985</text:p>
          </table:table-cell>
          <table:table-cell office:value-type="float" office:value="69862" calcext:value-type="float">
            <text:p>69862</text:p>
          </table:table-cell>
          <table:table-cell table:formula="of:=ABS([.I4]-[.J4])/SUM([.I4:.J4])" office:value-type="float" office:value="0.845753201147655" calcext:value-type="float">
            <text:p>0.85</text:p>
          </table:table-cell>
          <table:table-cell table:number-columns-repeated="3"/>
          <table:table-cell office:value-type="string" calcext:value-type="string">
            <text:p>('pc', 'mac') <text:s text:c="16"/></text:p>
          </table:table-cell>
          <table:table-cell office:value-type="float" office:value="0.12" calcext:value-type="float">
            <text:p>0.12</text:p>
          </table:table-cell>
          <table:table-cell table:style-name="ce1" table:formula="of:=ABS([.R4]-[.S4])/SUM([.R4:.S4])" office:value-type="float" office:value="0.201937904801069" calcext:value-type="float">
            <text:p>0.20</text:p>
          </table:table-cell>
          <table:table-cell office:value-type="float" office:value="62102" calcext:value-type="float">
            <text:p>62102</text:p>
          </table:table-cell>
          <table:table-cell office:value-type="float" office:value="93530" calcext:value-type="float">
            <text:p>93530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string" calcext:value-type="string">
            <text:p>('pc', 'phone') <text:s text:c="14"/></text:p>
          </table:table-cell>
          <table:table-cell office:value-type="float" office:value="62102" calcext:value-type="float">
            <text:p>62102</text:p>
          </table:table-cell>
          <table:table-cell office:value-type="float" office:value="835985" calcext:value-type="float">
            <text:p>835985</text:p>
          </table:table-cell>
          <table:table-cell table:formula="of:=ABS([.C5]-[.D5])/SUM([.C5:.D5])" office:value-type="float" office:value="0.861701594611658" calcext:value-type="float">
            <text:p>0.86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string" calcext:value-type="string">
            <text:p>('phone', 'mac') <text:s text:c="13"/></text:p>
          </table:table-cell>
          <table:table-cell office:value-type="float" office:value="835985" calcext:value-type="float">
            <text:p>835985</text:p>
          </table:table-cell>
          <table:table-cell office:value-type="float" office:value="93530" calcext:value-type="float">
            <text:p>93530</text:p>
          </table:table-cell>
          <table:table-cell table:formula="of:=ABS([.I5]-[.J5])/SUM([.I5:.J5])" office:value-type="float" office:value="0.798755264842418" calcext:value-type="float">
            <text:p>0.80</text:p>
          </table:table-cell>
          <table:table-cell table:number-columns-repeated="3"/>
          <table:table-cell office:value-type="string" calcext:value-type="string">
            <text:p>('pc', 'mous') <text:s text:c="15"/></text:p>
          </table:table-cell>
          <table:table-cell office:value-type="float" office:value="0.08" calcext:value-type="float">
            <text:p>0.08</text:p>
          </table:table-cell>
          <table:table-cell table:style-name="ce1" table:formula="of:=ABS([.R5]-[.S5])/SUM([.R5:.S5])" office:value-type="float" office:value="0.472186992544478" calcext:value-type="float">
            <text:p>0.47</text:p>
          </table:table-cell>
          <table:table-cell office:value-type="float" office:value="62102" calcext:value-type="float">
            <text:p>62102</text:p>
          </table:table-cell>
          <table:table-cell office:value-type="float" office:value="22265" calcext:value-type="float">
            <text:p>22265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string" calcext:value-type="string">
            <text:p>('mous', 'machin') <text:s text:c="11"/></text:p>
          </table:table-cell>
          <table:table-cell office:value-type="float" office:value="22265" calcext:value-type="float">
            <text:p>22265</text:p>
          </table:table-cell>
          <table:table-cell office:value-type="float" office:value="69862" calcext:value-type="float">
            <text:p>69862</text:p>
          </table:table-cell>
          <table:table-cell table:formula="of:=ABS([.C6]-[.D6])/SUM([.C6:.D6])" office:value-type="float" office:value="0.516645500233374" calcext:value-type="float">
            <text:p>0.52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string" calcext:value-type="string">
            <text:p>('comput', 'phone') <text:s text:c="10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835985" calcext:value-type="float">
            <text:p>835985</text:p>
          </table:table-cell>
          <table:table-cell table:formula="of:=ABS([.I6]-[.J6])/SUM([.I6:.J6])" office:value-type="float" office:value="0.677315604832601" calcext:value-type="float">
            <text:p>0.68</text:p>
          </table:table-cell>
          <table:table-cell table:number-columns-repeated="3"/>
          <table:table-cell office:value-type="string" calcext:value-type="string">
            <text:p>('comput', 'mac') <text:s text:c="12"/></text:p>
          </table:table-cell>
          <table:table-cell office:value-type="float" office:value="0.08" calcext:value-type="float">
            <text:p>0.08</text:p>
          </table:table-cell>
          <table:table-cell table:style-name="ce1" table:formula="of:=ABS([.R6]-[.S6])/SUM([.R6:.S6])" office:value-type="float" office:value="0.264579844156661" calcext:value-type="float">
            <text:p>0.26</text:p>
          </table:table-cell>
          <table:table-cell office:value-type="float" office:value="160828" calcext:value-type="float">
            <text:p>160828</text:p>
          </table:table-cell>
          <table:table-cell office:value-type="float" office:value="93530" calcext:value-type="float">
            <text:p>9353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string" calcext:value-type="string">
            <text:p>('mous', 'mac') <text:s text:c="14"/></text:p>
          </table:table-cell>
          <table:table-cell office:value-type="float" office:value="22265" calcext:value-type="float">
            <text:p>22265</text:p>
          </table:table-cell>
          <table:table-cell office:value-type="float" office:value="93530" calcext:value-type="float">
            <text:p>93530</text:p>
          </table:table-cell>
          <table:table-cell table:formula="of:=ABS([.C7]-[.D7])/SUM([.C7:.D7])" office:value-type="float" office:value="0.615441081221123" calcext:value-type="float">
            <text:p>0.62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string" calcext:value-type="string">
            <text:p>('comput', 'mous') <text:s text:c="11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22265" calcext:value-type="float">
            <text:p>22265</text:p>
          </table:table-cell>
          <table:table-cell table:formula="of:=ABS([.I7]-[.J7])/SUM([.I7:.J7])" office:value-type="float" office:value="0.756790265056556" calcext:value-type="float">
            <text:p>0.76</text:p>
          </table:table-cell>
          <table:table-cell table:number-columns-repeated="3"/>
          <table:table-cell office:value-type="string" calcext:value-type="string">
            <text:p>('mous', 'mac') <text:s text:c="14"/></text:p>
          </table:table-cell>
          <table:table-cell office:value-type="float" office:value="0.07" calcext:value-type="float">
            <text:p>0.07</text:p>
          </table:table-cell>
          <table:table-cell table:style-name="ce1" table:formula="of:=ABS([.R7]-[.S7])/SUM([.R7:.S7])" office:value-type="float" office:value="0.615441081221123" calcext:value-type="float">
            <text:p>0.62</text:p>
          </table:table-cell>
          <table:table-cell office:value-type="float" office:value="22265" calcext:value-type="float">
            <text:p>22265</text:p>
          </table:table-cell>
          <table:table-cell office:value-type="float" office:value="93530" calcext:value-type="float">
            <text:p>93530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string" calcext:value-type="string">
            <text:p>('mac', 'machin') <text:s text:c="12"/></text:p>
          </table:table-cell>
          <table:table-cell office:value-type="float" office:value="93530" calcext:value-type="float">
            <text:p>93530</text:p>
          </table:table-cell>
          <table:table-cell office:value-type="float" office:value="69862" calcext:value-type="float">
            <text:p>69862</text:p>
          </table:table-cell>
          <table:table-cell table:formula="of:=ABS([.C8]-[.D8])/SUM([.C8:.D8])" office:value-type="float" office:value="0.144854093223658" calcext:value-type="float">
            <text:p>0.14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('comput', 'pc') <text:s text:c="13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62102" calcext:value-type="float">
            <text:p>62102</text:p>
          </table:table-cell>
          <table:table-cell table:formula="of:=ABS([.I8]-[.J8])/SUM([.I8:.J8])" office:value-type="float" office:value="0.442856502040999" calcext:value-type="float">
            <text:p>0.44</text:p>
          </table:table-cell>
          <table:table-cell table:number-columns-repeated="3"/>
          <table:table-cell office:value-type="string" calcext:value-type="string">
            <text:p>('comput', 'mous') <text:s text:c="11"/></text:p>
          </table:table-cell>
          <table:table-cell office:value-type="float" office:value="0.06" calcext:value-type="float">
            <text:p>0.06</text:p>
          </table:table-cell>
          <table:table-cell table:style-name="ce1" table:formula="of:=ABS([.R8]-[.S8])/SUM([.R8:.S8])" office:value-type="float" office:value="0.756790265056556" calcext:value-type="float">
            <text:p>0.76</text:p>
          </table:table-cell>
          <table:table-cell office:value-type="float" office:value="160828" calcext:value-type="float">
            <text:p>160828</text:p>
          </table:table-cell>
          <table:table-cell office:value-type="float" office:value="22265" calcext:value-type="float">
            <text:p>22265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string" calcext:value-type="string">
            <text:p>('comput', 'phone') <text:s text:c="10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835985" calcext:value-type="float">
            <text:p>835985</text:p>
          </table:table-cell>
          <table:table-cell table:formula="of:=ABS([.C9]-[.D9])/SUM([.C9:.D9])" office:value-type="float" office:value="0.677315604832601" calcext:value-type="float">
            <text:p>0.6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('comput', 'machin') <text:s text:c="9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69862" calcext:value-type="float">
            <text:p>69862</text:p>
          </table:table-cell>
          <table:table-cell table:formula="of:=ABS([.I9]-[.J9])/SUM([.I9:.J9])" office:value-type="float" office:value="0.394321383675062" calcext:value-type="float">
            <text:p>0.39</text:p>
          </table:table-cell>
          <table:table-cell table:number-columns-repeated="3"/>
          <table:table-cell office:value-type="string" calcext:value-type="string">
            <text:p>('pc', 'phone') <text:s text:c="14"/></text:p>
          </table:table-cell>
          <table:table-cell office:value-type="float" office:value="0.02" calcext:value-type="float">
            <text:p>0.02</text:p>
          </table:table-cell>
          <table:table-cell table:style-name="ce1" table:formula="of:=ABS([.R9]-[.S9])/SUM([.R9:.S9])" office:value-type="float" office:value="0.861701594611658" calcext:value-type="float">
            <text:p>0.86</text:p>
          </table:table-cell>
          <table:table-cell office:value-type="float" office:value="62102" calcext:value-type="float">
            <text:p>62102</text:p>
          </table:table-cell>
          <table:table-cell office:value-type="float" office:value="835985" calcext:value-type="float">
            <text:p>835985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string" calcext:value-type="string">
            <text:p>('comput', 'mous') <text:s text:c="11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22265" calcext:value-type="float">
            <text:p>22265</text:p>
          </table:table-cell>
          <table:table-cell table:formula="of:=ABS([.C10]-[.D10])/SUM([.C10:.D10])" office:value-type="float" office:value="0.756790265056556" calcext:value-type="float">
            <text:p>0.76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string" calcext:value-type="string">
            <text:p>('mous', 'mac') <text:s text:c="14"/></text:p>
          </table:table-cell>
          <table:table-cell office:value-type="float" office:value="22265" calcext:value-type="float">
            <text:p>22265</text:p>
          </table:table-cell>
          <table:table-cell office:value-type="float" office:value="93530" calcext:value-type="float">
            <text:p>93530</text:p>
          </table:table-cell>
          <table:table-cell table:formula="of:=ABS([.I10]-[.J10])/SUM([.I10:.J10])" office:value-type="float" office:value="0.615441081221123" calcext:value-type="float">
            <text:p>0.62</text:p>
          </table:table-cell>
          <table:table-cell table:number-columns-repeated="3"/>
          <table:table-cell office:value-type="string" calcext:value-type="string">
            <text:p>('mous', 'phone') <text:s text:c="12"/></text:p>
          </table:table-cell>
          <table:table-cell office:value-type="float" office:value="0.02" calcext:value-type="float">
            <text:p>0.02</text:p>
          </table:table-cell>
          <table:table-cell table:style-name="ce1" table:formula="of:=ABS([.R10]-[.S10])/SUM([.R10:.S10])" office:value-type="float" office:value="0.948115351004952" calcext:value-type="float">
            <text:p>0.95</text:p>
          </table:table-cell>
          <table:table-cell office:value-type="float" office:value="22265" calcext:value-type="float">
            <text:p>22265</text:p>
          </table:table-cell>
          <table:table-cell office:value-type="float" office:value="835985" calcext:value-type="float">
            <text:p>835985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string" calcext:value-type="string">
            <text:p>('pc', 'machin') <text:s text:c="13"/></text:p>
          </table:table-cell>
          <table:table-cell office:value-type="float" office:value="62102" calcext:value-type="float">
            <text:p>62102</text:p>
          </table:table-cell>
          <table:table-cell office:value-type="float" office:value="69862" calcext:value-type="float">
            <text:p>69862</text:p>
          </table:table-cell>
          <table:table-cell table:formula="of:=ABS([.C11]-[.D11])/SUM([.C11:.D11])" office:value-type="float" office:value="0.058803916219575" calcext:value-type="float">
            <text:p>0.06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string" calcext:value-type="string">
            <text:p>('comput', 'mac') <text:s text:c="12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93530" calcext:value-type="float">
            <text:p>93530</text:p>
          </table:table-cell>
          <table:table-cell table:formula="of:=ABS([.I11]-[.J11])/SUM([.I11:.J11])" office:value-type="float" office:value="0.264579844156661" calcext:value-type="float">
            <text:p>0.26</text:p>
          </table:table-cell>
          <table:table-cell table:number-columns-repeated="3"/>
          <table:table-cell office:value-type="string" calcext:value-type="string">
            <text:p>('pc', 'machin') <text:s text:c="13"/></text:p>
          </table:table-cell>
          <table:table-cell office:value-type="float" office:value="0.02" calcext:value-type="float">
            <text:p>0.02</text:p>
          </table:table-cell>
          <table:table-cell table:style-name="ce1" table:formula="of:=ABS([.R11]-[.S11])/SUM([.R11:.S11])" office:value-type="float" office:value="0.058803916219575" calcext:value-type="float">
            <text:p>0.06</text:p>
          </table:table-cell>
          <table:table-cell office:value-type="float" office:value="62102" calcext:value-type="float">
            <text:p>62102</text:p>
          </table:table-cell>
          <table:table-cell office:value-type="float" office:value="69862" calcext:value-type="float">
            <text:p>69862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string" calcext:value-type="string">
            <text:p>('pc', 'mous') <text:s text:c="15"/></text:p>
          </table:table-cell>
          <table:table-cell office:value-type="float" office:value="62102" calcext:value-type="float">
            <text:p>62102</text:p>
          </table:table-cell>
          <table:table-cell office:value-type="float" office:value="22265" calcext:value-type="float">
            <text:p>22265</text:p>
          </table:table-cell>
          <table:table-cell table:formula="of:=ABS([.C12]-[.D12])/SUM([.C12:.D12])" office:value-type="float" office:value="0.472186992544478" calcext:value-type="float">
            <text:p>0.47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string" calcext:value-type="string">
            <text:p>('mous', 'machin') <text:s text:c="11"/></text:p>
          </table:table-cell>
          <table:table-cell office:value-type="float" office:value="22265" calcext:value-type="float">
            <text:p>22265</text:p>
          </table:table-cell>
          <table:table-cell office:value-type="float" office:value="69862" calcext:value-type="float">
            <text:p>69862</text:p>
          </table:table-cell>
          <table:table-cell table:formula="of:=ABS([.I12]-[.J12])/SUM([.I12:.J12])" office:value-type="float" office:value="0.516645500233374" calcext:value-type="float">
            <text:p>0.52</text:p>
          </table:table-cell>
          <table:table-cell table:number-columns-repeated="3"/>
          <table:table-cell office:value-type="string" calcext:value-type="string">
            <text:p>('comput', 'machin') <text:s text:c="9"/></text:p>
          </table:table-cell>
          <table:table-cell office:value-type="float" office:value="0.02" calcext:value-type="float">
            <text:p>0.02</text:p>
          </table:table-cell>
          <table:table-cell table:style-name="ce1" table:formula="of:=ABS([.R12]-[.S12])/SUM([.R12:.S12])" office:value-type="float" office:value="0.394321383675062" calcext:value-type="float">
            <text:p>0.39</text:p>
          </table:table-cell>
          <table:table-cell office:value-type="float" office:value="160828" calcext:value-type="float">
            <text:p>160828</text:p>
          </table:table-cell>
          <table:table-cell office:value-type="float" office:value="69862" calcext:value-type="float">
            <text:p>6986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string" calcext:value-type="string">
            <text:p>('comput', 'machin') <text:s text:c="9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69862" calcext:value-type="float">
            <text:p>69862</text:p>
          </table:table-cell>
          <table:table-cell table:formula="of:=ABS([.C13]-[.D13])/SUM([.C13:.D13])" office:value-type="float" office:value="0.394321383675062" calcext:value-type="float">
            <text:p>0.39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string" calcext:value-type="string">
            <text:p>('pc', 'mous') <text:s text:c="15"/></text:p>
          </table:table-cell>
          <table:table-cell office:value-type="float" office:value="62102" calcext:value-type="float">
            <text:p>62102</text:p>
          </table:table-cell>
          <table:table-cell office:value-type="float" office:value="22265" calcext:value-type="float">
            <text:p>22265</text:p>
          </table:table-cell>
          <table:table-cell table:formula="of:=ABS([.I13]-[.J13])/SUM([.I13:.J13])" office:value-type="float" office:value="0.472186992544478" calcext:value-type="float">
            <text:p>0.47</text:p>
          </table:table-cell>
          <table:table-cell table:number-columns-repeated="3"/>
          <table:table-cell office:value-type="string" calcext:value-type="string">
            <text:p>('phone', 'mac') <text:s text:c="13"/></text:p>
          </table:table-cell>
          <table:table-cell office:value-type="float" office:value="0.01" calcext:value-type="float">
            <text:p>0.01</text:p>
          </table:table-cell>
          <table:table-cell table:style-name="ce1" table:formula="of:=ABS([.R13]-[.S13])/SUM([.R13:.S13])" office:value-type="float" office:value="0.798755264842418" calcext:value-type="float">
            <text:p>0.80</text:p>
          </table:table-cell>
          <table:table-cell office:value-type="float" office:value="835985" calcext:value-type="float">
            <text:p>835985</text:p>
          </table:table-cell>
          <table:table-cell office:value-type="float" office:value="93530" calcext:value-type="float">
            <text:p>93530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string" calcext:value-type="string">
            <text:p>('comput', 'mac') <text:s text:c="12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93530" calcext:value-type="float">
            <text:p>93530</text:p>
          </table:table-cell>
          <table:table-cell table:formula="of:=ABS([.C14]-[.D14])/SUM([.C14:.D14])" office:value-type="float" office:value="0.264579844156661" calcext:value-type="float">
            <text:p>0.26</text:p>
          </table:table-cell>
          <table:table-cell/>
          <table:table-cell office:value-type="float" office:value="0.29" calcext:value-type="float">
            <text:p>0.29</text:p>
          </table:table-cell>
          <table:table-cell office:value-type="string" calcext:value-type="string">
            <text:p>('pc', 'mac') <text:s text:c="16"/></text:p>
          </table:table-cell>
          <table:table-cell office:value-type="float" office:value="62102" calcext:value-type="float">
            <text:p>62102</text:p>
          </table:table-cell>
          <table:table-cell office:value-type="float" office:value="93530" calcext:value-type="float">
            <text:p>93530</text:p>
          </table:table-cell>
          <table:table-cell table:formula="of:=ABS([.I14]-[.J14])/SUM([.I14:.J14])" office:value-type="float" office:value="0.201937904801069" calcext:value-type="float">
            <text:p>0.20</text:p>
          </table:table-cell>
          <table:table-cell table:number-columns-repeated="3"/>
          <table:table-cell office:value-type="string" calcext:value-type="string">
            <text:p>('comput', 'phone') <text:s text:c="10"/></text:p>
          </table:table-cell>
          <table:table-cell office:value-type="float" office:value="0.01" calcext:value-type="float">
            <text:p>0.01</text:p>
          </table:table-cell>
          <table:table-cell table:style-name="ce1" table:formula="of:=ABS([.R14]-[.S14])/SUM([.R14:.S14])" office:value-type="float" office:value="0.677315604832601" calcext:value-type="float">
            <text:p>0.68</text:p>
          </table:table-cell>
          <table:table-cell office:value-type="float" office:value="160828" calcext:value-type="float">
            <text:p>160828</text:p>
          </table:table-cell>
          <table:table-cell office:value-type="float" office:value="835985" calcext:value-type="float">
            <text:p>835985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string" calcext:value-type="string">
            <text:p>('pc', 'mac') <text:s text:c="16"/></text:p>
          </table:table-cell>
          <table:table-cell office:value-type="float" office:value="62102" calcext:value-type="float">
            <text:p>62102</text:p>
          </table:table-cell>
          <table:table-cell office:value-type="float" office:value="93530" calcext:value-type="float">
            <text:p>93530</text:p>
          </table:table-cell>
          <table:table-cell table:formula="of:=ABS([.C15]-[.D15])/SUM([.C15:.D15])" office:value-type="float" office:value="0.201937904801069" calcext:value-type="float">
            <text:p>0.20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string" calcext:value-type="string">
            <text:p>('mac', 'machin') <text:s text:c="12"/></text:p>
          </table:table-cell>
          <table:table-cell office:value-type="float" office:value="93530" calcext:value-type="float">
            <text:p>93530</text:p>
          </table:table-cell>
          <table:table-cell office:value-type="float" office:value="69862" calcext:value-type="float">
            <text:p>69862</text:p>
          </table:table-cell>
          <table:table-cell table:formula="of:=ABS([.I15]-[.J15])/SUM([.I15:.J15])" office:value-type="float" office:value="0.144854093223658" calcext:value-type="float">
            <text:p>0.14</text:p>
          </table:table-cell>
          <table:table-cell table:number-columns-repeated="3"/>
          <table:table-cell office:value-type="string" calcext:value-type="string">
            <text:p>('phone', 'machin') <text:s text:c="10"/></text:p>
          </table:table-cell>
          <table:table-cell office:value-type="float" office:value="0.01" calcext:value-type="float">
            <text:p>0.01</text:p>
          </table:table-cell>
          <table:table-cell table:style-name="ce1" table:formula="of:=ABS([.R15]-[.S15])/SUM([.R15:.S15])" office:value-type="float" office:value="0.845753201147655" calcext:value-type="float">
            <text:p>0.85</text:p>
          </table:table-cell>
          <table:table-cell office:value-type="float" office:value="835985" calcext:value-type="float">
            <text:p>835985</text:p>
          </table:table-cell>
          <table:table-cell office:value-type="float" office:value="69862" calcext:value-type="float">
            <text:p>6986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string" calcext:value-type="string">
            <text:p>('comput', 'pc') <text:s text:c="13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62102" calcext:value-type="float">
            <text:p>62102</text:p>
          </table:table-cell>
          <table:table-cell table:formula="of:=ABS([.C16]-[.D16])/SUM([.C16:.D16])" office:value-type="float" office:value="0.442856502040999" calcext:value-type="float">
            <text:p>0.44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string" calcext:value-type="string">
            <text:p>('pc', 'machin') <text:s text:c="13"/></text:p>
          </table:table-cell>
          <table:table-cell office:value-type="float" office:value="62102" calcext:value-type="float">
            <text:p>62102</text:p>
          </table:table-cell>
          <table:table-cell office:value-type="float" office:value="69862" calcext:value-type="float">
            <text:p>69862</text:p>
          </table:table-cell>
          <table:table-cell table:formula="of:=ABS([.I16]-[.J16])/SUM([.I16:.J16])" office:value-type="float" office:value="0.058803916219575" calcext:value-type="float">
            <text:p>0.06</text:p>
          </table:table-cell>
          <table:table-cell table:number-columns-repeated="3"/>
          <table:table-cell office:value-type="string" calcext:value-type="string">
            <text:p>('mac', 'machin') <text:s text:c="12"/></text:p>
          </table:table-cell>
          <table:table-cell office:value-type="float" office:value="0.01" calcext:value-type="float">
            <text:p>0.01</text:p>
          </table:table-cell>
          <table:table-cell table:style-name="ce1" table:formula="of:=ABS([.R16]-[.S16])/SUM([.R16:.S16])" office:value-type="float" office:value="0.144854093223658" calcext:value-type="float">
            <text:p>0.14</text:p>
          </table:table-cell>
          <table:table-cell office:value-type="float" office:value="93530" calcext:value-type="float">
            <text:p>93530</text:p>
          </table:table-cell>
          <table:table-cell office:value-type="float" office:value="69862" calcext:value-type="float">
            <text:p>69862</text:p>
          </table:table-cell>
        </table:table-row>
        <table:table-row table:style-name="ro1">
          <table:table-cell office:value-type="string" calcext:value-type="string">
            <text:p>Sort by cosine similarity (ppmi_alpha)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('mous', 'machin') <text:s text:c="11"/></text:p>
          </table:table-cell>
          <table:table-cell office:value-type="float" office:value="0.01" calcext:value-type="float">
            <text:p>0.01</text:p>
          </table:table-cell>
          <table:table-cell table:style-name="ce1" table:formula="of:=ABS([.R17]-[.S17])/SUM([.R17:.S17])" office:value-type="float" office:value="0.516645500233374" calcext:value-type="float">
            <text:p>0.52</text:p>
          </table:table-cell>
          <table:table-cell office:value-type="float" office:value="22265" calcext:value-type="float">
            <text:p>22265</text:p>
          </table:table-cell>
          <table:table-cell office:value-type="float" office:value="69862" calcext:value-type="float">
            <text:p>69862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string" calcext:value-type="string">
            <text:p>('comput', 'pc') <text:s text:c="13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62102" calcext:value-type="float">
            <text:p>62102</text:p>
          </table:table-cell>
          <table:table-cell table:formula="of:=ABS([.C18]-[.D18])/SUM([.C18:.D18])" office:value-type="float" office:value="0.442856502040999" calcext:value-type="float">
            <text:p>0.44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string" calcext:value-type="string">
            <text:p>('pc', 'machin') <text:s text:c="13"/></text:p>
          </table:table-cell>
          <table:table-cell office:value-type="float" office:value="62102" calcext:value-type="float">
            <text:p>62102</text:p>
          </table:table-cell>
          <table:table-cell office:value-type="float" office:value="69862" calcext:value-type="float">
            <text:p>69862</text:p>
          </table:table-cell>
          <table:table-cell table:formula="of:=ABS([.I18]-[.J18])/SUM([.I18:.J18])" office:value-type="float" office:value="0.058803916219575" calcext:value-type="float">
            <text:p>0.06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string" calcext:value-type="string">
            <text:p>('pc', 'mac') <text:s text:c="16"/></text:p>
          </table:table-cell>
          <table:table-cell office:value-type="float" office:value="62102" calcext:value-type="float">
            <text:p>62102</text:p>
          </table:table-cell>
          <table:table-cell office:value-type="float" office:value="93530" calcext:value-type="float">
            <text:p>93530</text:p>
          </table:table-cell>
          <table:table-cell table:formula="of:=ABS([.C19]-[.D19])/SUM([.C19:.D19])" office:value-type="float" office:value="0.201937904801069" calcext:value-type="float">
            <text:p>0.2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('mac', 'machin') <text:s text:c="12"/></text:p>
          </table:table-cell>
          <table:table-cell office:value-type="float" office:value="93530" calcext:value-type="float">
            <text:p>93530</text:p>
          </table:table-cell>
          <table:table-cell office:value-type="float" office:value="69862" calcext:value-type="float">
            <text:p>69862</text:p>
          </table:table-cell>
          <table:table-cell table:formula="of:=ABS([.I19]-[.J19])/SUM([.I19:.J19])" office:value-type="float" office:value="0.144854093223658" calcext:value-type="float">
            <text:p>0.14</text:p>
          </table:table-cell>
          <table:table-cell table:number-columns-repeated="3"/>
          <table:table-cell office:value-type="string" calcext:value-type="string">
            <text:p>Sort by Jaccard similarity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string" calcext:value-type="string">
            <text:p>('pc', 'mous') <text:s text:c="15"/></text:p>
          </table:table-cell>
          <table:table-cell office:value-type="float" office:value="62102" calcext:value-type="float">
            <text:p>62102</text:p>
          </table:table-cell>
          <table:table-cell office:value-type="float" office:value="22265" calcext:value-type="float">
            <text:p>22265</text:p>
          </table:table-cell>
          <table:table-cell table:formula="of:=ABS([.C20]-[.D20])/SUM([.C20:.D20])" office:value-type="float" office:value="0.472186992544478" calcext:value-type="float">
            <text:p>0.47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string" calcext:value-type="string">
            <text:p>('pc', 'mac') <text:s text:c="16"/></text:p>
          </table:table-cell>
          <table:table-cell office:value-type="float" office:value="62102" calcext:value-type="float">
            <text:p>62102</text:p>
          </table:table-cell>
          <table:table-cell office:value-type="float" office:value="93530" calcext:value-type="float">
            <text:p>93530</text:p>
          </table:table-cell>
          <table:table-cell table:formula="of:=ABS([.I20]-[.J20])/SUM([.I20:.J20])" office:value-type="float" office:value="0.201937904801069" calcext:value-type="float">
            <text:p>0.20</text:p>
          </table:table-cell>
          <table:table-cell table:number-columns-repeated="3"/>
          <table:table-cell office:value-type="string" calcext:value-type="string">
            <text:p>Word Pairs</text:p>
          </table:table-cell>
          <table:table-cell office:value-type="string" calcext:value-type="string">
            <text:p>Similarity</text:p>
          </table:table-cell>
          <table:table-cell table:style-name="ce1" office:value-type="string" calcext:value-type="string">
            <text:p>APWC</text:p>
          </table:table-cell>
          <table:table-cell table:number-columns-repeated="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string" calcext:value-type="string">
            <text:p>('comput', 'mac') <text:s text:c="12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93530" calcext:value-type="float">
            <text:p>93530</text:p>
          </table:table-cell>
          <table:table-cell table:formula="of:=ABS([.C21]-[.D21])/SUM([.C21:.D21])" office:value-type="float" office:value="0.264579844156661" calcext:value-type="float">
            <text:p>0.26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string" calcext:value-type="string">
            <text:p>('comput', 'mac') <text:s text:c="12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93530" calcext:value-type="float">
            <text:p>93530</text:p>
          </table:table-cell>
          <table:table-cell table:formula="of:=ABS([.I21]-[.J21])/SUM([.I21:.J21])" office:value-type="float" office:value="0.264579844156661" calcext:value-type="float">
            <text:p>0.26</text:p>
          </table:table-cell>
          <table:table-cell table:number-columns-repeated="3"/>
          <table:table-cell office:value-type="string" calcext:value-type="string">
            <text:p>('mac', 'machin') <text:s text:c="12"/></text:p>
          </table:table-cell>
          <table:table-cell office:value-type="float" office:value="0.5" calcext:value-type="float">
            <text:p>0.5</text:p>
          </table:table-cell>
          <table:table-cell table:style-name="ce1" table:formula="of:=ABS([.R21]-[.S21])/SUM([.R21:.S21])" office:value-type="float" office:value="0.144854093223658" calcext:value-type="float">
            <text:p>0.14</text:p>
          </table:table-cell>
          <table:table-cell office:value-type="float" office:value="93530" calcext:value-type="float">
            <text:p>93530</text:p>
          </table:table-cell>
          <table:table-cell office:value-type="float" office:value="69862" calcext:value-type="float">
            <text:p>69862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string" calcext:value-type="string">
            <text:p>('mous', 'mac') <text:s text:c="14"/></text:p>
          </table:table-cell>
          <table:table-cell office:value-type="float" office:value="22265" calcext:value-type="float">
            <text:p>22265</text:p>
          </table:table-cell>
          <table:table-cell office:value-type="float" office:value="93530" calcext:value-type="float">
            <text:p>93530</text:p>
          </table:table-cell>
          <table:table-cell table:formula="of:=ABS([.C22]-[.D22])/SUM([.C22:.D22])" office:value-type="float" office:value="0.615441081221123" calcext:value-type="float">
            <text:p>0.62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string" calcext:value-type="string">
            <text:p>('comput', 'machin') <text:s text:c="9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69862" calcext:value-type="float">
            <text:p>69862</text:p>
          </table:table-cell>
          <table:table-cell table:formula="of:=ABS([.I22]-[.J22])/SUM([.I22:.J22])" office:value-type="float" office:value="0.394321383675062" calcext:value-type="float">
            <text:p>0.39</text:p>
          </table:table-cell>
          <table:table-cell table:number-columns-repeated="3"/>
          <table:table-cell office:value-type="string" calcext:value-type="string">
            <text:p>('comput', 'mac') <text:s text:c="12"/></text:p>
          </table:table-cell>
          <table:table-cell office:value-type="float" office:value="0.5" calcext:value-type="float">
            <text:p>0.5</text:p>
          </table:table-cell>
          <table:table-cell table:style-name="ce1" table:formula="of:=ABS([.R22]-[.S22])/SUM([.R22:.S22])" office:value-type="float" office:value="0.264579844156661" calcext:value-type="float">
            <text:p>0.26</text:p>
          </table:table-cell>
          <table:table-cell office:value-type="float" office:value="160828" calcext:value-type="float">
            <text:p>160828</text:p>
          </table:table-cell>
          <table:table-cell office:value-type="float" office:value="93530" calcext:value-type="float">
            <text:p>93530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string" calcext:value-type="string">
            <text:p>('comput', 'mous') <text:s text:c="11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22265" calcext:value-type="float">
            <text:p>22265</text:p>
          </table:table-cell>
          <table:table-cell table:formula="of:=ABS([.C23]-[.D23])/SUM([.C23:.D23])" office:value-type="float" office:value="0.756790265056556" calcext:value-type="float">
            <text:p>0.76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string" calcext:value-type="string">
            <text:p>('comput', 'pc') <text:s text:c="13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62102" calcext:value-type="float">
            <text:p>62102</text:p>
          </table:table-cell>
          <table:table-cell table:formula="of:=ABS([.I23]-[.J23])/SUM([.I23:.J23])" office:value-type="float" office:value="0.442856502040999" calcext:value-type="float">
            <text:p>0.44</text:p>
          </table:table-cell>
          <table:table-cell table:number-columns-repeated="3"/>
          <table:table-cell office:value-type="string" calcext:value-type="string">
            <text:p>('pc', 'mac') <text:s text:c="16"/></text:p>
          </table:table-cell>
          <table:table-cell office:value-type="float" office:value="0.49" calcext:value-type="float">
            <text:p>0.49</text:p>
          </table:table-cell>
          <table:table-cell table:style-name="ce1" table:formula="of:=ABS([.R23]-[.S23])/SUM([.R23:.S23])" office:value-type="float" office:value="0.201937904801069" calcext:value-type="float">
            <text:p>0.20</text:p>
          </table:table-cell>
          <table:table-cell office:value-type="float" office:value="62102" calcext:value-type="float">
            <text:p>62102</text:p>
          </table:table-cell>
          <table:table-cell office:value-type="float" office:value="93530" calcext:value-type="float">
            <text:p>9353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string" calcext:value-type="string">
            <text:p>('pc', 'phone') <text:s text:c="14"/></text:p>
          </table:table-cell>
          <table:table-cell office:value-type="float" office:value="62102" calcext:value-type="float">
            <text:p>62102</text:p>
          </table:table-cell>
          <table:table-cell office:value-type="float" office:value="835985" calcext:value-type="float">
            <text:p>835985</text:p>
          </table:table-cell>
          <table:table-cell table:formula="of:=ABS([.C24]-[.D24])/SUM([.C24:.D24])" office:value-type="float" office:value="0.861701594611658" calcext:value-type="float">
            <text:p>0.86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string" calcext:value-type="string">
            <text:p>('pc', 'mous') <text:s text:c="15"/></text:p>
          </table:table-cell>
          <table:table-cell office:value-type="float" office:value="62102" calcext:value-type="float">
            <text:p>62102</text:p>
          </table:table-cell>
          <table:table-cell office:value-type="float" office:value="22265" calcext:value-type="float">
            <text:p>22265</text:p>
          </table:table-cell>
          <table:table-cell table:formula="of:=ABS([.I24]-[.J24])/SUM([.I24:.J24])" office:value-type="float" office:value="0.472186992544478" calcext:value-type="float">
            <text:p>0.47</text:p>
          </table:table-cell>
          <table:table-cell table:number-columns-repeated="3"/>
          <table:table-cell office:value-type="string" calcext:value-type="string">
            <text:p>('comput', 'machin') <text:s text:c="9"/></text:p>
          </table:table-cell>
          <table:table-cell office:value-type="float" office:value="0.48" calcext:value-type="float">
            <text:p>0.48</text:p>
          </table:table-cell>
          <table:table-cell table:style-name="ce1" table:formula="of:=ABS([.R24]-[.S24])/SUM([.R24:.S24])" office:value-type="float" office:value="0.394321383675062" calcext:value-type="float">
            <text:p>0.39</text:p>
          </table:table-cell>
          <table:table-cell office:value-type="float" office:value="160828" calcext:value-type="float">
            <text:p>160828</text:p>
          </table:table-cell>
          <table:table-cell office:value-type="float" office:value="69862" calcext:value-type="float">
            <text:p>6986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string" calcext:value-type="string">
            <text:p>('mous', 'phone') <text:s text:c="12"/></text:p>
          </table:table-cell>
          <table:table-cell office:value-type="float" office:value="22265" calcext:value-type="float">
            <text:p>22265</text:p>
          </table:table-cell>
          <table:table-cell office:value-type="float" office:value="835985" calcext:value-type="float">
            <text:p>835985</text:p>
          </table:table-cell>
          <table:table-cell table:formula="of:=ABS([.C25]-[.D25])/SUM([.C25:.D25])" office:value-type="float" office:value="0.948115351004952" calcext:value-type="float">
            <text:p>0.95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('mous', 'machin') <text:s text:c="11"/></text:p>
          </table:table-cell>
          <table:table-cell office:value-type="float" office:value="22265" calcext:value-type="float">
            <text:p>22265</text:p>
          </table:table-cell>
          <table:table-cell office:value-type="float" office:value="69862" calcext:value-type="float">
            <text:p>69862</text:p>
          </table:table-cell>
          <table:table-cell table:formula="of:=ABS([.I25]-[.J25])/SUM([.I25:.J25])" office:value-type="float" office:value="0.516645500233374" calcext:value-type="float">
            <text:p>0.52</text:p>
          </table:table-cell>
          <table:table-cell table:number-columns-repeated="3"/>
          <table:table-cell office:value-type="string" calcext:value-type="string">
            <text:p>('pc', 'machin') <text:s text:c="13"/></text:p>
          </table:table-cell>
          <table:table-cell office:value-type="float" office:value="0.47" calcext:value-type="float">
            <text:p>0.47</text:p>
          </table:table-cell>
          <table:table-cell table:style-name="ce1" table:formula="of:=ABS([.R25]-[.S25])/SUM([.R25:.S25])" office:value-type="float" office:value="0.058803916219575" calcext:value-type="float">
            <text:p>0.06</text:p>
          </table:table-cell>
          <table:table-cell office:value-type="float" office:value="62102" calcext:value-type="float">
            <text:p>62102</text:p>
          </table:table-cell>
          <table:table-cell office:value-type="float" office:value="69862" calcext:value-type="float">
            <text:p>6986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string" calcext:value-type="string">
            <text:p>('pc', 'machin') <text:s text:c="13"/></text:p>
          </table:table-cell>
          <table:table-cell office:value-type="float" office:value="62102" calcext:value-type="float">
            <text:p>62102</text:p>
          </table:table-cell>
          <table:table-cell office:value-type="float" office:value="69862" calcext:value-type="float">
            <text:p>69862</text:p>
          </table:table-cell>
          <table:table-cell table:formula="of:=ABS([.C26]-[.D26])/SUM([.C26:.D26])" office:value-type="float" office:value="0.058803916219575" calcext:value-type="float">
            <text:p>0.06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string" calcext:value-type="string">
            <text:p>('mous', 'mac') <text:s text:c="14"/></text:p>
          </table:table-cell>
          <table:table-cell office:value-type="float" office:value="22265" calcext:value-type="float">
            <text:p>22265</text:p>
          </table:table-cell>
          <table:table-cell office:value-type="float" office:value="93530" calcext:value-type="float">
            <text:p>93530</text:p>
          </table:table-cell>
          <table:table-cell table:formula="of:=ABS([.I26]-[.J26])/SUM([.I26:.J26])" office:value-type="float" office:value="0.615441081221123" calcext:value-type="float">
            <text:p>0.62</text:p>
          </table:table-cell>
          <table:table-cell table:number-columns-repeated="3"/>
          <table:table-cell office:value-type="string" calcext:value-type="string">
            <text:p>('comput', 'pc') <text:s text:c="13"/></text:p>
          </table:table-cell>
          <table:table-cell office:value-type="float" office:value="0.47" calcext:value-type="float">
            <text:p>0.47</text:p>
          </table:table-cell>
          <table:table-cell table:style-name="ce1" table:formula="of:=ABS([.R26]-[.S26])/SUM([.R26:.S26])" office:value-type="float" office:value="0.442856502040999" calcext:value-type="float">
            <text:p>0.44</text:p>
          </table:table-cell>
          <table:table-cell office:value-type="float" office:value="160828" calcext:value-type="float">
            <text:p>160828</text:p>
          </table:table-cell>
          <table:table-cell office:value-type="float" office:value="62102" calcext:value-type="float">
            <text:p>6210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string" calcext:value-type="string">
            <text:p>('comput', 'machin') <text:s text:c="9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69862" calcext:value-type="float">
            <text:p>69862</text:p>
          </table:table-cell>
          <table:table-cell table:formula="of:=ABS([.C27]-[.D27])/SUM([.C27:.D27])" office:value-type="float" office:value="0.394321383675062" calcext:value-type="float">
            <text:p>0.3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('comput', 'phone') <text:s text:c="10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835985" calcext:value-type="float">
            <text:p>835985</text:p>
          </table:table-cell>
          <table:table-cell table:formula="of:=ABS([.I27]-[.J27])/SUM([.I27:.J27])" office:value-type="float" office:value="0.677315604832601" calcext:value-type="float">
            <text:p>0.68</text:p>
          </table:table-cell>
          <table:table-cell table:number-columns-repeated="3"/>
          <table:table-cell office:value-type="string" calcext:value-type="string">
            <text:p>('mous', 'machin') <text:s text:c="11"/></text:p>
          </table:table-cell>
          <table:table-cell office:value-type="float" office:value="0.35" calcext:value-type="float">
            <text:p>0.35</text:p>
          </table:table-cell>
          <table:table-cell table:style-name="ce1" table:formula="of:=ABS([.R27]-[.S27])/SUM([.R27:.S27])" office:value-type="float" office:value="0.516645500233374" calcext:value-type="float">
            <text:p>0.52</text:p>
          </table:table-cell>
          <table:table-cell office:value-type="float" office:value="22265" calcext:value-type="float">
            <text:p>22265</text:p>
          </table:table-cell>
          <table:table-cell office:value-type="float" office:value="69862" calcext:value-type="float">
            <text:p>6986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('phone', 'mac') <text:s text:c="13"/></text:p>
          </table:table-cell>
          <table:table-cell office:value-type="float" office:value="835985" calcext:value-type="float">
            <text:p>835985</text:p>
          </table:table-cell>
          <table:table-cell office:value-type="float" office:value="93530" calcext:value-type="float">
            <text:p>93530</text:p>
          </table:table-cell>
          <table:table-cell table:formula="of:=ABS([.C28]-[.D28])/SUM([.C28:.D28])" office:value-type="float" office:value="0.798755264842418" calcext:value-type="float">
            <text:p>0.8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string" calcext:value-type="string">
            <text:p>('comput', 'mous') <text:s text:c="11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22265" calcext:value-type="float">
            <text:p>22265</text:p>
          </table:table-cell>
          <table:table-cell table:formula="of:=ABS([.I28]-[.J28])/SUM([.I28:.J28])" office:value-type="float" office:value="0.756790265056556" calcext:value-type="float">
            <text:p>0.76</text:p>
          </table:table-cell>
          <table:table-cell table:number-columns-repeated="3"/>
          <table:table-cell office:value-type="string" calcext:value-type="string">
            <text:p>('comput', 'phone') <text:s text:c="10"/></text:p>
          </table:table-cell>
          <table:table-cell office:value-type="float" office:value="0.35" calcext:value-type="float">
            <text:p>0.35</text:p>
          </table:table-cell>
          <table:table-cell table:style-name="ce1" table:formula="of:=ABS([.R28]-[.S28])/SUM([.R28:.S28])" office:value-type="float" office:value="0.677315604832601" calcext:value-type="float">
            <text:p>0.68</text:p>
          </table:table-cell>
          <table:table-cell office:value-type="float" office:value="160828" calcext:value-type="float">
            <text:p>160828</text:p>
          </table:table-cell>
          <table:table-cell office:value-type="float" office:value="835985" calcext:value-type="float">
            <text:p>83598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('comput', 'phone') <text:s text:c="10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835985" calcext:value-type="float">
            <text:p>835985</text:p>
          </table:table-cell>
          <table:table-cell table:formula="of:=ABS([.C29]-[.D29])/SUM([.C29:.D29])" office:value-type="float" office:value="0.677315604832601" calcext:value-type="float">
            <text:p>0.68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('phone', 'mac') <text:s text:c="13"/></text:p>
          </table:table-cell>
          <table:table-cell office:value-type="float" office:value="835985" calcext:value-type="float">
            <text:p>835985</text:p>
          </table:table-cell>
          <table:table-cell office:value-type="float" office:value="93530" calcext:value-type="float">
            <text:p>93530</text:p>
          </table:table-cell>
          <table:table-cell table:formula="of:=ABS([.I29]-[.J29])/SUM([.I29:.J29])" office:value-type="float" office:value="0.798755264842418" calcext:value-type="float">
            <text:p>0.80</text:p>
          </table:table-cell>
          <table:table-cell table:number-columns-repeated="3"/>
          <table:table-cell office:value-type="string" calcext:value-type="string">
            <text:p>('pc', 'mous') <text:s text:c="15"/></text:p>
          </table:table-cell>
          <table:table-cell office:value-type="float" office:value="0.33" calcext:value-type="float">
            <text:p>0.33</text:p>
          </table:table-cell>
          <table:table-cell table:style-name="ce1" table:formula="of:=ABS([.R29]-[.S29])/SUM([.R29:.S29])" office:value-type="float" office:value="0.472186992544478" calcext:value-type="float">
            <text:p>0.47</text:p>
          </table:table-cell>
          <table:table-cell office:value-type="float" office:value="62102" calcext:value-type="float">
            <text:p>62102</text:p>
          </table:table-cell>
          <table:table-cell office:value-type="float" office:value="22265" calcext:value-type="float">
            <text:p>2226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('phone', 'machin') <text:s text:c="10"/></text:p>
          </table:table-cell>
          <table:table-cell office:value-type="float" office:value="835985" calcext:value-type="float">
            <text:p>835985</text:p>
          </table:table-cell>
          <table:table-cell office:value-type="float" office:value="69862" calcext:value-type="float">
            <text:p>69862</text:p>
          </table:table-cell>
          <table:table-cell table:formula="of:=ABS([.C30]-[.D30])/SUM([.C30:.D30])" office:value-type="float" office:value="0.845753201147655" calcext:value-type="float">
            <text:p>0.85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('phone', 'machin') <text:s text:c="10"/></text:p>
          </table:table-cell>
          <table:table-cell office:value-type="float" office:value="835985" calcext:value-type="float">
            <text:p>835985</text:p>
          </table:table-cell>
          <table:table-cell office:value-type="float" office:value="69862" calcext:value-type="float">
            <text:p>69862</text:p>
          </table:table-cell>
          <table:table-cell table:formula="of:=ABS([.I30]-[.J30])/SUM([.I30:.J30])" office:value-type="float" office:value="0.845753201147655" calcext:value-type="float">
            <text:p>0.85</text:p>
          </table:table-cell>
          <table:table-cell table:number-columns-repeated="3"/>
          <table:table-cell office:value-type="string" calcext:value-type="string">
            <text:p>('mous', 'mac') <text:s text:c="14"/></text:p>
          </table:table-cell>
          <table:table-cell office:value-type="float" office:value="0.31" calcext:value-type="float">
            <text:p>0.31</text:p>
          </table:table-cell>
          <table:table-cell table:style-name="ce1" table:formula="of:=ABS([.R30]-[.S30])/SUM([.R30:.S30])" office:value-type="float" office:value="0.615441081221123" calcext:value-type="float">
            <text:p>0.62</text:p>
          </table:table-cell>
          <table:table-cell office:value-type="float" office:value="22265" calcext:value-type="float">
            <text:p>22265</text:p>
          </table:table-cell>
          <table:table-cell office:value-type="float" office:value="93530" calcext:value-type="float">
            <text:p>9353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('mac', 'machin') <text:s text:c="12"/></text:p>
          </table:table-cell>
          <table:table-cell office:value-type="float" office:value="93530" calcext:value-type="float">
            <text:p>93530</text:p>
          </table:table-cell>
          <table:table-cell office:value-type="float" office:value="69862" calcext:value-type="float">
            <text:p>69862</text:p>
          </table:table-cell>
          <table:table-cell table:formula="of:=ABS([.C31]-[.D31])/SUM([.C31:.D31])" office:value-type="float" office:value="0.144854093223658" calcext:value-type="float">
            <text:p>0.14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string" calcext:value-type="string">
            <text:p>('pc', 'phone') <text:s text:c="14"/></text:p>
          </table:table-cell>
          <table:table-cell office:value-type="float" office:value="62102" calcext:value-type="float">
            <text:p>62102</text:p>
          </table:table-cell>
          <table:table-cell office:value-type="float" office:value="835985" calcext:value-type="float">
            <text:p>835985</text:p>
          </table:table-cell>
          <table:table-cell table:formula="of:=ABS([.I31]-[.J31])/SUM([.I31:.J31])" office:value-type="float" office:value="0.861701594611658" calcext:value-type="float">
            <text:p>0.86</text:p>
          </table:table-cell>
          <table:table-cell table:number-columns-repeated="3"/>
          <table:table-cell office:value-type="string" calcext:value-type="string">
            <text:p>('phone', 'mac') <text:s text:c="13"/></text:p>
          </table:table-cell>
          <table:table-cell office:value-type="float" office:value="0.27" calcext:value-type="float">
            <text:p>0.27</text:p>
          </table:table-cell>
          <table:table-cell table:style-name="ce1" table:formula="of:=ABS([.R31]-[.S31])/SUM([.R31:.S31])" office:value-type="float" office:value="0.798755264842418" calcext:value-type="float">
            <text:p>0.80</text:p>
          </table:table-cell>
          <table:table-cell office:value-type="float" office:value="835985" calcext:value-type="float">
            <text:p>835985</text:p>
          </table:table-cell>
          <table:table-cell office:value-type="float" office:value="93530" calcext:value-type="float">
            <text:p>9353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('mous', 'machin') <text:s text:c="11"/></text:p>
          </table:table-cell>
          <table:table-cell office:value-type="float" office:value="22265" calcext:value-type="float">
            <text:p>22265</text:p>
          </table:table-cell>
          <table:table-cell office:value-type="float" office:value="69862" calcext:value-type="float">
            <text:p>69862</text:p>
          </table:table-cell>
          <table:table-cell table:formula="of:=ABS([.C32]-[.D32])/SUM([.C32:.D32])" office:value-type="float" office:value="0.516645500233374" calcext:value-type="float">
            <text:p>0.52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string" calcext:value-type="string">
            <text:p>('mous', 'phone') <text:s text:c="12"/></text:p>
          </table:table-cell>
          <table:table-cell office:value-type="float" office:value="22265" calcext:value-type="float">
            <text:p>22265</text:p>
          </table:table-cell>
          <table:table-cell office:value-type="float" office:value="835985" calcext:value-type="float">
            <text:p>835985</text:p>
          </table:table-cell>
          <table:table-cell table:formula="of:=ABS([.I32]-[.J32])/SUM([.I32:.J32])" office:value-type="float" office:value="0.948115351004952" calcext:value-type="float">
            <text:p>0.95</text:p>
          </table:table-cell>
          <table:table-cell table:number-columns-repeated="3"/>
          <table:table-cell office:value-type="string" calcext:value-type="string">
            <text:p>('comput', 'mous') <text:s text:c="11"/></text:p>
          </table:table-cell>
          <table:table-cell office:value-type="float" office:value="0.26" calcext:value-type="float">
            <text:p>0.26</text:p>
          </table:table-cell>
          <table:table-cell table:style-name="ce1" table:formula="of:=ABS([.R32]-[.S32])/SUM([.R32:.S32])" office:value-type="float" office:value="0.756790265056556" calcext:value-type="float">
            <text:p>0.76</text:p>
          </table:table-cell>
          <table:table-cell office:value-type="float" office:value="160828" calcext:value-type="float">
            <text:p>160828</text:p>
          </table:table-cell>
          <table:table-cell office:value-type="float" office:value="22265" calcext:value-type="float">
            <text:p>22265</text:p>
          </table:table-cell>
        </table:table-row>
        <table:table-row table:style-name="ro1">
          <table:table-cell office:value-type="string" calcext:value-type="string">
            <text:p>Sort by Jaccard similarity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('phone', 'machin') <text:s text:c="10"/></text:p>
          </table:table-cell>
          <table:table-cell office:value-type="float" office:value="0.25" calcext:value-type="float">
            <text:p>0.25</text:p>
          </table:table-cell>
          <table:table-cell table:style-name="ce1" table:formula="of:=ABS([.R33]-[.S33])/SUM([.R33:.S33])" office:value-type="float" office:value="0.845753201147655" calcext:value-type="float">
            <text:p>0.85</text:p>
          </table:table-cell>
          <table:table-cell office:value-type="float" office:value="835985" calcext:value-type="float">
            <text:p>835985</text:p>
          </table:table-cell>
          <table:table-cell office:value-type="float" office:value="69862" calcext:value-type="float">
            <text:p>6986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('mac', 'machin') <text:s text:c="12"/></text:p>
          </table:table-cell>
          <table:table-cell office:value-type="float" office:value="93530" calcext:value-type="float">
            <text:p>93530</text:p>
          </table:table-cell>
          <table:table-cell office:value-type="float" office:value="69862" calcext:value-type="float">
            <text:p>69862</text:p>
          </table:table-cell>
          <table:table-cell table:formula="of:=ABS([.C34]-[.D34])/SUM([.C34:.D34])" office:value-type="float" office:value="0.144854093223658" calcext:value-type="float">
            <text:p>0.14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string" calcext:value-type="string">
            <text:p>('pc', 'machin') <text:s text:c="13"/></text:p>
          </table:table-cell>
          <table:table-cell office:value-type="float" office:value="62102" calcext:value-type="float">
            <text:p>62102</text:p>
          </table:table-cell>
          <table:table-cell office:value-type="float" office:value="69862" calcext:value-type="float">
            <text:p>69862</text:p>
          </table:table-cell>
          <table:table-cell table:formula="of:=ABS([.I34]-[.J34])/SUM([.I34:.J34])" office:value-type="float" office:value="0.058803916219575" calcext:value-type="float">
            <text:p>0.06</text:p>
          </table:table-cell>
          <table:table-cell table:number-columns-repeated="3"/>
          <table:table-cell office:value-type="string" calcext:value-type="string">
            <text:p>('pc', 'phone') <text:s text:c="14"/></text:p>
          </table:table-cell>
          <table:table-cell office:value-type="float" office:value="0.23" calcext:value-type="float">
            <text:p>0.23</text:p>
          </table:table-cell>
          <table:table-cell table:style-name="ce1" table:formula="of:=ABS([.R34]-[.S34])/SUM([.R34:.S34])" office:value-type="float" office:value="0.861701594611658" calcext:value-type="float">
            <text:p>0.86</text:p>
          </table:table-cell>
          <table:table-cell office:value-type="float" office:value="62102" calcext:value-type="float">
            <text:p>62102</text:p>
          </table:table-cell>
          <table:table-cell office:value-type="float" office:value="835985" calcext:value-type="float">
            <text:p>83598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('comput', 'mac') <text:s text:c="12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93530" calcext:value-type="float">
            <text:p>93530</text:p>
          </table:table-cell>
          <table:table-cell table:formula="of:=ABS([.C35]-[.D35])/SUM([.C35:.D35])" office:value-type="float" office:value="0.264579844156661" calcext:value-type="float">
            <text:p>0.2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('mac', 'machin') <text:s text:c="12"/></text:p>
          </table:table-cell>
          <table:table-cell office:value-type="float" office:value="93530" calcext:value-type="float">
            <text:p>93530</text:p>
          </table:table-cell>
          <table:table-cell office:value-type="float" office:value="69862" calcext:value-type="float">
            <text:p>69862</text:p>
          </table:table-cell>
          <table:table-cell table:formula="of:=ABS([.I35]-[.J35])/SUM([.I35:.J35])" office:value-type="float" office:value="0.144854093223658" calcext:value-type="float">
            <text:p>0.14</text:p>
          </table:table-cell>
          <table:table-cell table:number-columns-repeated="3"/>
          <table:table-cell office:value-type="string" calcext:value-type="string">
            <text:p>('mous', 'phone') <text:s text:c="12"/></text:p>
          </table:table-cell>
          <table:table-cell office:value-type="float" office:value="0.11" calcext:value-type="float">
            <text:p>0.11</text:p>
          </table:table-cell>
          <table:table-cell table:style-name="ce1" table:formula="of:=ABS([.R35]-[.S35])/SUM([.R35:.S35])" office:value-type="float" office:value="0.948115351004952" calcext:value-type="float">
            <text:p>0.95</text:p>
          </table:table-cell>
          <table:table-cell office:value-type="float" office:value="22265" calcext:value-type="float">
            <text:p>22265</text:p>
          </table:table-cell>
          <table:table-cell office:value-type="float" office:value="835985" calcext:value-type="float">
            <text:p>835985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string" calcext:value-type="string">
            <text:p>('pc', 'mac') <text:s text:c="16"/></text:p>
          </table:table-cell>
          <table:table-cell office:value-type="float" office:value="62102" calcext:value-type="float">
            <text:p>62102</text:p>
          </table:table-cell>
          <table:table-cell office:value-type="float" office:value="93530" calcext:value-type="float">
            <text:p>93530</text:p>
          </table:table-cell>
          <table:table-cell table:formula="of:=ABS([.C36]-[.D36])/SUM([.C36:.D36])" office:value-type="float" office:value="0.201937904801069" calcext:value-type="float">
            <text:p>0.20</text:p>
          </table:table-cell>
          <table:table-cell/>
          <table:table-cell office:value-type="float" office:value="0.49" calcext:value-type="float">
            <text:p>0.49</text:p>
          </table:table-cell>
          <table:table-cell office:value-type="string" calcext:value-type="string">
            <text:p>('pc', 'mac') <text:s text:c="16"/></text:p>
          </table:table-cell>
          <table:table-cell office:value-type="float" office:value="62102" calcext:value-type="float">
            <text:p>62102</text:p>
          </table:table-cell>
          <table:table-cell office:value-type="float" office:value="93530" calcext:value-type="float">
            <text:p>93530</text:p>
          </table:table-cell>
          <table:table-cell table:formula="of:=ABS([.I36]-[.J36])/SUM([.I36:.J36])" office:value-type="float" office:value="0.201937904801069" calcext:value-type="float">
            <text:p>0.20</text:p>
          </table:table-cell>
          <table:table-cell table:number-columns-repeated="8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string" calcext:value-type="string">
            <text:p>('comput', 'machin') <text:s text:c="9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69862" calcext:value-type="float">
            <text:p>69862</text:p>
          </table:table-cell>
          <table:table-cell table:formula="of:=ABS([.C37]-[.D37])/SUM([.C37:.D37])" office:value-type="float" office:value="0.394321383675062" calcext:value-type="float">
            <text:p>0.39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('comput', 'mac') <text:s text:c="12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93530" calcext:value-type="float">
            <text:p>93530</text:p>
          </table:table-cell>
          <table:table-cell table:formula="of:=ABS([.I37]-[.J37])/SUM([.I37:.J37])" office:value-type="float" office:value="0.264579844156661" calcext:value-type="float">
            <text:p>0.26</text:p>
          </table:table-cell>
          <table:table-cell table:number-columns-repeated="8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string" calcext:value-type="string">
            <text:p>('pc', 'machin') <text:s text:c="13"/></text:p>
          </table:table-cell>
          <table:table-cell office:value-type="float" office:value="62102" calcext:value-type="float">
            <text:p>62102</text:p>
          </table:table-cell>
          <table:table-cell office:value-type="float" office:value="69862" calcext:value-type="float">
            <text:p>69862</text:p>
          </table:table-cell>
          <table:table-cell table:formula="of:=ABS([.C38]-[.D38])/SUM([.C38:.D38])" office:value-type="float" office:value="0.058803916219575" calcext:value-type="float">
            <text:p>0.06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string" calcext:value-type="string">
            <text:p>('comput', 'machin') <text:s text:c="9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69862" calcext:value-type="float">
            <text:p>69862</text:p>
          </table:table-cell>
          <table:table-cell table:formula="of:=ABS([.I38]-[.J38])/SUM([.I38:.J38])" office:value-type="float" office:value="0.394321383675062" calcext:value-type="float">
            <text:p>0.39</text:p>
          </table:table-cell>
          <table:table-cell table:number-columns-repeated="8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string" calcext:value-type="string">
            <text:p>('comput', 'pc') <text:s text:c="13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62102" calcext:value-type="float">
            <text:p>62102</text:p>
          </table:table-cell>
          <table:table-cell table:formula="of:=ABS([.C39]-[.D39])/SUM([.C39:.D39])" office:value-type="float" office:value="0.442856502040999" calcext:value-type="float">
            <text:p>0.44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string" calcext:value-type="string">
            <text:p>('comput', 'pc') <text:s text:c="13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62102" calcext:value-type="float">
            <text:p>62102</text:p>
          </table:table-cell>
          <table:table-cell table:formula="of:=ABS([.I39]-[.J39])/SUM([.I39:.J39])" office:value-type="float" office:value="0.442856502040999" calcext:value-type="float">
            <text:p>0.44</text:p>
          </table:table-cell>
          <table:table-cell table:number-columns-repeated="8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string" calcext:value-type="string">
            <text:p>('mous', 'machin') <text:s text:c="11"/></text:p>
          </table:table-cell>
          <table:table-cell office:value-type="float" office:value="22265" calcext:value-type="float">
            <text:p>22265</text:p>
          </table:table-cell>
          <table:table-cell office:value-type="float" office:value="69862" calcext:value-type="float">
            <text:p>69862</text:p>
          </table:table-cell>
          <table:table-cell table:formula="of:=ABS([.C40]-[.D40])/SUM([.C40:.D40])" office:value-type="float" office:value="0.516645500233374" calcext:value-type="float">
            <text:p>0.52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string" calcext:value-type="string">
            <text:p>('pc', 'mous') <text:s text:c="15"/></text:p>
          </table:table-cell>
          <table:table-cell office:value-type="float" office:value="62102" calcext:value-type="float">
            <text:p>62102</text:p>
          </table:table-cell>
          <table:table-cell office:value-type="float" office:value="22265" calcext:value-type="float">
            <text:p>22265</text:p>
          </table:table-cell>
          <table:table-cell table:formula="of:=ABS([.I40]-[.J40])/SUM([.I40:.J40])" office:value-type="float" office:value="0.472186992544478" calcext:value-type="float">
            <text:p>0.47</text:p>
          </table:table-cell>
          <table:table-cell table:number-columns-repeated="8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string" calcext:value-type="string">
            <text:p>('comput', 'phone') <text:s text:c="10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835985" calcext:value-type="float">
            <text:p>835985</text:p>
          </table:table-cell>
          <table:table-cell table:formula="of:=ABS([.C41]-[.D41])/SUM([.C41:.D41])" office:value-type="float" office:value="0.677315604832601" calcext:value-type="float">
            <text:p>0.68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string" calcext:value-type="string">
            <text:p>('mous', 'machin') <text:s text:c="11"/></text:p>
          </table:table-cell>
          <table:table-cell office:value-type="float" office:value="22265" calcext:value-type="float">
            <text:p>22265</text:p>
          </table:table-cell>
          <table:table-cell office:value-type="float" office:value="69862" calcext:value-type="float">
            <text:p>69862</text:p>
          </table:table-cell>
          <table:table-cell table:formula="of:=ABS([.I41]-[.J41])/SUM([.I41:.J41])" office:value-type="float" office:value="0.516645500233374" calcext:value-type="float">
            <text:p>0.52</text:p>
          </table:table-cell>
          <table:table-cell table:number-columns-repeated="8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string" calcext:value-type="string">
            <text:p>('pc', 'mous') <text:s text:c="15"/></text:p>
          </table:table-cell>
          <table:table-cell office:value-type="float" office:value="62102" calcext:value-type="float">
            <text:p>62102</text:p>
          </table:table-cell>
          <table:table-cell office:value-type="float" office:value="22265" calcext:value-type="float">
            <text:p>22265</text:p>
          </table:table-cell>
          <table:table-cell table:formula="of:=ABS([.C42]-[.D42])/SUM([.C42:.D42])" office:value-type="float" office:value="0.472186992544478" calcext:value-type="float">
            <text:p>0.47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string" calcext:value-type="string">
            <text:p>('mous', 'mac') <text:s text:c="14"/></text:p>
          </table:table-cell>
          <table:table-cell office:value-type="float" office:value="22265" calcext:value-type="float">
            <text:p>22265</text:p>
          </table:table-cell>
          <table:table-cell office:value-type="float" office:value="93530" calcext:value-type="float">
            <text:p>93530</text:p>
          </table:table-cell>
          <table:table-cell table:formula="of:=ABS([.I42]-[.J42])/SUM([.I42:.J42])" office:value-type="float" office:value="0.615441081221123" calcext:value-type="float">
            <text:p>0.62</text:p>
          </table:table-cell>
          <table:table-cell table:number-columns-repeated="8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string" calcext:value-type="string">
            <text:p>('mous', 'mac') <text:s text:c="14"/></text:p>
          </table:table-cell>
          <table:table-cell office:value-type="float" office:value="22265" calcext:value-type="float">
            <text:p>22265</text:p>
          </table:table-cell>
          <table:table-cell office:value-type="float" office:value="93530" calcext:value-type="float">
            <text:p>93530</text:p>
          </table:table-cell>
          <table:table-cell table:formula="of:=ABS([.C43]-[.D43])/SUM([.C43:.D43])" office:value-type="float" office:value="0.615441081221123" calcext:value-type="float">
            <text:p>0.62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string" calcext:value-type="string">
            <text:p>('comput', 'phone') <text:s text:c="10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835985" calcext:value-type="float">
            <text:p>835985</text:p>
          </table:table-cell>
          <table:table-cell table:formula="of:=ABS([.I43]-[.J43])/SUM([.I43:.J43])" office:value-type="float" office:value="0.677315604832601" calcext:value-type="float">
            <text:p>0.68</text:p>
          </table:table-cell>
          <table:table-cell table:number-columns-repeated="8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string" calcext:value-type="string">
            <text:p>('phone', 'mac') <text:s text:c="13"/></text:p>
          </table:table-cell>
          <table:table-cell office:value-type="float" office:value="835985" calcext:value-type="float">
            <text:p>835985</text:p>
          </table:table-cell>
          <table:table-cell office:value-type="float" office:value="93530" calcext:value-type="float">
            <text:p>93530</text:p>
          </table:table-cell>
          <table:table-cell table:formula="of:=ABS([.C44]-[.D44])/SUM([.C44:.D44])" office:value-type="float" office:value="0.798755264842418" calcext:value-type="float">
            <text:p>0.80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string" calcext:value-type="string">
            <text:p>('comput', 'mous') <text:s text:c="11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22265" calcext:value-type="float">
            <text:p>22265</text:p>
          </table:table-cell>
          <table:table-cell table:formula="of:=ABS([.I44]-[.J44])/SUM([.I44:.J44])" office:value-type="float" office:value="0.756790265056556" calcext:value-type="float">
            <text:p>0.76</text:p>
          </table:table-cell>
          <table:table-cell table:number-columns-repeated="8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string" calcext:value-type="string">
            <text:p>('comput', 'mous') <text:s text:c="11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22265" calcext:value-type="float">
            <text:p>22265</text:p>
          </table:table-cell>
          <table:table-cell table:formula="of:=ABS([.C45]-[.D45])/SUM([.C45:.D45])" office:value-type="float" office:value="0.756790265056556" calcext:value-type="float">
            <text:p>0.76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string" calcext:value-type="string">
            <text:p>('phone', 'mac') <text:s text:c="13"/></text:p>
          </table:table-cell>
          <table:table-cell office:value-type="float" office:value="835985" calcext:value-type="float">
            <text:p>835985</text:p>
          </table:table-cell>
          <table:table-cell office:value-type="float" office:value="93530" calcext:value-type="float">
            <text:p>93530</text:p>
          </table:table-cell>
          <table:table-cell table:formula="of:=ABS([.I45]-[.J45])/SUM([.I45:.J45])" office:value-type="float" office:value="0.798755264842418" calcext:value-type="float">
            <text:p>0.80</text:p>
          </table:table-cell>
          <table:table-cell table:number-columns-repeated="8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('phone', 'machin') <text:s text:c="10"/></text:p>
          </table:table-cell>
          <table:table-cell office:value-type="float" office:value="835985" calcext:value-type="float">
            <text:p>835985</text:p>
          </table:table-cell>
          <table:table-cell office:value-type="float" office:value="69862" calcext:value-type="float">
            <text:p>69862</text:p>
          </table:table-cell>
          <table:table-cell table:formula="of:=ABS([.C46]-[.D46])/SUM([.C46:.D46])" office:value-type="float" office:value="0.845753201147655" calcext:value-type="float">
            <text:p>0.85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('phone', 'machin') <text:s text:c="10"/></text:p>
          </table:table-cell>
          <table:table-cell office:value-type="float" office:value="835985" calcext:value-type="float">
            <text:p>835985</text:p>
          </table:table-cell>
          <table:table-cell office:value-type="float" office:value="69862" calcext:value-type="float">
            <text:p>69862</text:p>
          </table:table-cell>
          <table:table-cell table:formula="of:=ABS([.I46]-[.J46])/SUM([.I46:.J46])" office:value-type="float" office:value="0.845753201147655" calcext:value-type="float">
            <text:p>0.85</text:p>
          </table:table-cell>
          <table:table-cell table:number-columns-repeated="8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string" calcext:value-type="string">
            <text:p>('pc', 'phone') <text:s text:c="14"/></text:p>
          </table:table-cell>
          <table:table-cell office:value-type="float" office:value="62102" calcext:value-type="float">
            <text:p>62102</text:p>
          </table:table-cell>
          <table:table-cell office:value-type="float" office:value="835985" calcext:value-type="float">
            <text:p>835985</text:p>
          </table:table-cell>
          <table:table-cell table:formula="of:=ABS([.C47]-[.D47])/SUM([.C47:.D47])" office:value-type="float" office:value="0.861701594611658" calcext:value-type="float">
            <text:p>0.86</text:p>
          </table:table-cell>
          <table:table-cell/>
          <table:table-cell office:value-type="float" office:value="0.23" calcext:value-type="float">
            <text:p>0.23</text:p>
          </table:table-cell>
          <table:table-cell office:value-type="string" calcext:value-type="string">
            <text:p>('pc', 'phone') <text:s text:c="14"/></text:p>
          </table:table-cell>
          <table:table-cell office:value-type="float" office:value="62102" calcext:value-type="float">
            <text:p>62102</text:p>
          </table:table-cell>
          <table:table-cell office:value-type="float" office:value="835985" calcext:value-type="float">
            <text:p>835985</text:p>
          </table:table-cell>
          <table:table-cell table:formula="of:=ABS([.I47]-[.J47])/SUM([.I47:.J47])" office:value-type="float" office:value="0.861701594611658" calcext:value-type="float">
            <text:p>0.86</text:p>
          </table:table-cell>
          <table:table-cell table:number-columns-repeated="8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string" calcext:value-type="string">
            <text:p>('mous', 'phone') <text:s text:c="12"/></text:p>
          </table:table-cell>
          <table:table-cell office:value-type="float" office:value="22265" calcext:value-type="float">
            <text:p>22265</text:p>
          </table:table-cell>
          <table:table-cell office:value-type="float" office:value="835985" calcext:value-type="float">
            <text:p>835985</text:p>
          </table:table-cell>
          <table:table-cell table:formula="of:=ABS([.C48]-[.D48])/SUM([.C48:.D48])" office:value-type="float" office:value="0.948115351004952" calcext:value-type="float">
            <text:p>0.95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string" calcext:value-type="string">
            <text:p>('mous', 'phone') <text:s text:c="12"/></text:p>
          </table:table-cell>
          <table:table-cell office:value-type="float" office:value="22265" calcext:value-type="float">
            <text:p>22265</text:p>
          </table:table-cell>
          <table:table-cell office:value-type="float" office:value="835985" calcext:value-type="float">
            <text:p>835985</text:p>
          </table:table-cell>
          <table:table-cell table:formula="of:=ABS([.I48]-[.J48])/SUM([.I48:.J48])" office:value-type="float" office:value="0.948115351004952" calcext:value-type="float">
            <text:p>0.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rt by dice_coefficient</text:p>
          </table:table-cell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string" calcext:value-type="string">
            <text:p>('comput', 'mac') <text:s text:c="12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93530" calcext:value-type="float">
            <text:p>93530</text:p>
          </table:table-cell>
          <table:table-cell table:formula="of:=ABS([.C50]-[.D50])/SUM([.C50:.D50])" office:value-type="float" office:value="0.264579844156661" calcext:value-type="float">
            <text:p>0.26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string" calcext:value-type="string">
            <text:p>('pc', 'machin') <text:s text:c="13"/></text:p>
          </table:table-cell>
          <table:table-cell office:value-type="float" office:value="62102" calcext:value-type="float">
            <text:p>62102</text:p>
          </table:table-cell>
          <table:table-cell office:value-type="float" office:value="69862" calcext:value-type="float">
            <text:p>69862</text:p>
          </table:table-cell>
          <table:table-cell table:formula="of:=ABS([.I50]-[.J50])/SUM([.I50:.J50])" office:value-type="float" office:value="0.058803916219575" calcext:value-type="float">
            <text:p>0.06</text:p>
          </table:table-cell>
          <table:table-cell table:number-columns-repeated="8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string" calcext:value-type="string">
            <text:p>('mac', 'machin') <text:s text:c="12"/></text:p>
          </table:table-cell>
          <table:table-cell office:value-type="float" office:value="93530" calcext:value-type="float">
            <text:p>93530</text:p>
          </table:table-cell>
          <table:table-cell office:value-type="float" office:value="69862" calcext:value-type="float">
            <text:p>69862</text:p>
          </table:table-cell>
          <table:table-cell table:formula="of:=ABS([.C51]-[.D51])/SUM([.C51:.D51])" office:value-type="float" office:value="0.144854093223658" calcext:value-type="float">
            <text:p>0.14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string" calcext:value-type="string">
            <text:p>('mac', 'machin') <text:s text:c="12"/></text:p>
          </table:table-cell>
          <table:table-cell office:value-type="float" office:value="93530" calcext:value-type="float">
            <text:p>93530</text:p>
          </table:table-cell>
          <table:table-cell office:value-type="float" office:value="69862" calcext:value-type="float">
            <text:p>69862</text:p>
          </table:table-cell>
          <table:table-cell table:formula="of:=ABS([.I51]-[.J51])/SUM([.I51:.J51])" office:value-type="float" office:value="0.144854093223658" calcext:value-type="float">
            <text:p>0.14</text:p>
          </table:table-cell>
          <table:table-cell table:number-columns-repeated="8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string" calcext:value-type="string">
            <text:p>('pc', 'mac') <text:s text:c="16"/></text:p>
          </table:table-cell>
          <table:table-cell office:value-type="float" office:value="62102" calcext:value-type="float">
            <text:p>62102</text:p>
          </table:table-cell>
          <table:table-cell office:value-type="float" office:value="93530" calcext:value-type="float">
            <text:p>93530</text:p>
          </table:table-cell>
          <table:table-cell table:formula="of:=ABS([.C52]-[.D52])/SUM([.C52:.D52])" office:value-type="float" office:value="0.201937904801069" calcext:value-type="float">
            <text:p>0.20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string" calcext:value-type="string">
            <text:p>('pc', 'mac') <text:s text:c="16"/></text:p>
          </table:table-cell>
          <table:table-cell office:value-type="float" office:value="62102" calcext:value-type="float">
            <text:p>62102</text:p>
          </table:table-cell>
          <table:table-cell office:value-type="float" office:value="93530" calcext:value-type="float">
            <text:p>93530</text:p>
          </table:table-cell>
          <table:table-cell table:formula="of:=ABS([.I52]-[.J52])/SUM([.I52:.J52])" office:value-type="float" office:value="0.201937904801069" calcext:value-type="float">
            <text:p>0.20</text:p>
          </table:table-cell>
          <table:table-cell table:number-columns-repeated="8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string" calcext:value-type="string">
            <text:p>('comput', 'machin') <text:s text:c="9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69862" calcext:value-type="float">
            <text:p>69862</text:p>
          </table:table-cell>
          <table:table-cell table:formula="of:=ABS([.C53]-[.D53])/SUM([.C53:.D53])" office:value-type="float" office:value="0.394321383675062" calcext:value-type="float">
            <text:p>0.39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string" calcext:value-type="string">
            <text:p>('comput', 'mac') <text:s text:c="12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93530" calcext:value-type="float">
            <text:p>93530</text:p>
          </table:table-cell>
          <table:table-cell table:formula="of:=ABS([.I53]-[.J53])/SUM([.I53:.J53])" office:value-type="float" office:value="0.264579844156661" calcext:value-type="float">
            <text:p>0.26</text:p>
          </table:table-cell>
          <table:table-cell table:number-columns-repeated="8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string" calcext:value-type="string">
            <text:p>('comput', 'pc') <text:s text:c="13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62102" calcext:value-type="float">
            <text:p>62102</text:p>
          </table:table-cell>
          <table:table-cell table:formula="of:=ABS([.C54]-[.D54])/SUM([.C54:.D54])" office:value-type="float" office:value="0.442856502040999" calcext:value-type="float">
            <text:p>0.44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string" calcext:value-type="string">
            <text:p>('comput', 'machin') <text:s text:c="9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69862" calcext:value-type="float">
            <text:p>69862</text:p>
          </table:table-cell>
          <table:table-cell table:formula="of:=ABS([.I54]-[.J54])/SUM([.I54:.J54])" office:value-type="float" office:value="0.394321383675062" calcext:value-type="float">
            <text:p>0.39</text:p>
          </table:table-cell>
          <table:table-cell table:number-columns-repeated="8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string" calcext:value-type="string">
            <text:p>('pc', 'machin') <text:s text:c="13"/></text:p>
          </table:table-cell>
          <table:table-cell office:value-type="float" office:value="62102" calcext:value-type="float">
            <text:p>62102</text:p>
          </table:table-cell>
          <table:table-cell office:value-type="float" office:value="69862" calcext:value-type="float">
            <text:p>69862</text:p>
          </table:table-cell>
          <table:table-cell table:formula="of:=ABS([.C55]-[.D55])/SUM([.C55:.D55])" office:value-type="float" office:value="0.058803916219575" calcext:value-type="float">
            <text:p>0.06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string" calcext:value-type="string">
            <text:p>('comput', 'pc') <text:s text:c="13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62102" calcext:value-type="float">
            <text:p>62102</text:p>
          </table:table-cell>
          <table:table-cell table:formula="of:=ABS([.I55]-[.J55])/SUM([.I55:.J55])" office:value-type="float" office:value="0.442856502040999" calcext:value-type="float">
            <text:p>0.44</text:p>
          </table:table-cell>
          <table:table-cell table:number-columns-repeated="8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string" calcext:value-type="string">
            <text:p>('comput', 'phone') <text:s text:c="10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835985" calcext:value-type="float">
            <text:p>835985</text:p>
          </table:table-cell>
          <table:table-cell table:formula="of:=ABS([.C56]-[.D56])/SUM([.C56:.D56])" office:value-type="float" office:value="0.677315604832601" calcext:value-type="float">
            <text:p>0.68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('pc', 'mous') <text:s text:c="15"/></text:p>
          </table:table-cell>
          <table:table-cell office:value-type="float" office:value="62102" calcext:value-type="float">
            <text:p>62102</text:p>
          </table:table-cell>
          <table:table-cell office:value-type="float" office:value="22265" calcext:value-type="float">
            <text:p>22265</text:p>
          </table:table-cell>
          <table:table-cell table:formula="of:=ABS([.I56]-[.J56])/SUM([.I56:.J56])" office:value-type="float" office:value="0.472186992544478" calcext:value-type="float">
            <text:p>0.47</text:p>
          </table:table-cell>
          <table:table-cell table:number-columns-repeated="8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string" calcext:value-type="string">
            <text:p>('mous', 'machin') <text:s text:c="11"/></text:p>
          </table:table-cell>
          <table:table-cell office:value-type="float" office:value="22265" calcext:value-type="float">
            <text:p>22265</text:p>
          </table:table-cell>
          <table:table-cell office:value-type="float" office:value="69862" calcext:value-type="float">
            <text:p>69862</text:p>
          </table:table-cell>
          <table:table-cell table:formula="of:=ABS([.C57]-[.D57])/SUM([.C57:.D57])" office:value-type="float" office:value="0.516645500233374" calcext:value-type="float">
            <text:p>0.52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string" calcext:value-type="string">
            <text:p>('mous', 'machin') <text:s text:c="11"/></text:p>
          </table:table-cell>
          <table:table-cell office:value-type="float" office:value="22265" calcext:value-type="float">
            <text:p>22265</text:p>
          </table:table-cell>
          <table:table-cell office:value-type="float" office:value="69862" calcext:value-type="float">
            <text:p>69862</text:p>
          </table:table-cell>
          <table:table-cell table:formula="of:=ABS([.I57]-[.J57])/SUM([.I57:.J57])" office:value-type="float" office:value="0.516645500233374" calcext:value-type="float">
            <text:p>0.52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('pc', 'mous') <text:s text:c="15"/></text:p>
          </table:table-cell>
          <table:table-cell office:value-type="float" office:value="62102" calcext:value-type="float">
            <text:p>62102</text:p>
          </table:table-cell>
          <table:table-cell office:value-type="float" office:value="22265" calcext:value-type="float">
            <text:p>22265</text:p>
          </table:table-cell>
          <table:table-cell table:formula="of:=ABS([.C58]-[.D58])/SUM([.C58:.D58])" office:value-type="float" office:value="0.472186992544478" calcext:value-type="float">
            <text:p>0.47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string" calcext:value-type="string">
            <text:p>('mous', 'mac') <text:s text:c="14"/></text:p>
          </table:table-cell>
          <table:table-cell office:value-type="float" office:value="22265" calcext:value-type="float">
            <text:p>22265</text:p>
          </table:table-cell>
          <table:table-cell office:value-type="float" office:value="93530" calcext:value-type="float">
            <text:p>93530</text:p>
          </table:table-cell>
          <table:table-cell table:formula="of:=ABS([.I58]-[.J58])/SUM([.I58:.J58])" office:value-type="float" office:value="0.615441081221123" calcext:value-type="float">
            <text:p>0.62</text:p>
          </table:table-cell>
          <table:table-cell table:number-columns-repeated="8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string" calcext:value-type="string">
            <text:p>('mous', 'mac') <text:s text:c="14"/></text:p>
          </table:table-cell>
          <table:table-cell office:value-type="float" office:value="22265" calcext:value-type="float">
            <text:p>22265</text:p>
          </table:table-cell>
          <table:table-cell office:value-type="float" office:value="93530" calcext:value-type="float">
            <text:p>93530</text:p>
          </table:table-cell>
          <table:table-cell table:formula="of:=ABS([.C59]-[.D59])/SUM([.C59:.D59])" office:value-type="float" office:value="0.615441081221123" calcext:value-type="float">
            <text:p>0.62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string" calcext:value-type="string">
            <text:p>('comput', 'phone') <text:s text:c="10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835985" calcext:value-type="float">
            <text:p>835985</text:p>
          </table:table-cell>
          <table:table-cell table:formula="of:=ABS([.I59]-[.J59])/SUM([.I59:.J59])" office:value-type="float" office:value="0.677315604832601" calcext:value-type="float">
            <text:p>0.68</text:p>
          </table:table-cell>
          <table:table-cell table:number-columns-repeated="8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string" calcext:value-type="string">
            <text:p>('phone', 'mac') <text:s text:c="13"/></text:p>
          </table:table-cell>
          <table:table-cell office:value-type="float" office:value="835985" calcext:value-type="float">
            <text:p>835985</text:p>
          </table:table-cell>
          <table:table-cell office:value-type="float" office:value="93530" calcext:value-type="float">
            <text:p>93530</text:p>
          </table:table-cell>
          <table:table-cell table:formula="of:=ABS([.C60]-[.D60])/SUM([.C60:.D60])" office:value-type="float" office:value="0.798755264842418" calcext:value-type="float">
            <text:p>0.80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string" calcext:value-type="string">
            <text:p>('comput', 'mous') <text:s text:c="11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22265" calcext:value-type="float">
            <text:p>22265</text:p>
          </table:table-cell>
          <table:table-cell table:formula="of:=ABS([.I60]-[.J60])/SUM([.I60:.J60])" office:value-type="float" office:value="0.756790265056556" calcext:value-type="float">
            <text:p>0.76</text:p>
          </table:table-cell>
          <table:table-cell table:number-columns-repeated="8"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string" calcext:value-type="string">
            <text:p>('comput', 'mous') <text:s text:c="11"/></text:p>
          </table:table-cell>
          <table:table-cell office:value-type="float" office:value="160828" calcext:value-type="float">
            <text:p>160828</text:p>
          </table:table-cell>
          <table:table-cell office:value-type="float" office:value="22265" calcext:value-type="float">
            <text:p>22265</text:p>
          </table:table-cell>
          <table:table-cell table:formula="of:=ABS([.C61]-[.D61])/SUM([.C61:.D61])" office:value-type="float" office:value="0.756790265056556" calcext:value-type="float">
            <text:p>0.76</text:p>
          </table:table-cell>
          <table:table-cell/>
          <table:table-cell office:value-type="float" office:value="0.43" calcext:value-type="float">
            <text:p>0.43</text:p>
          </table:table-cell>
          <table:table-cell office:value-type="string" calcext:value-type="string">
            <text:p>('phone', 'mac') <text:s text:c="13"/></text:p>
          </table:table-cell>
          <table:table-cell office:value-type="float" office:value="835985" calcext:value-type="float">
            <text:p>835985</text:p>
          </table:table-cell>
          <table:table-cell office:value-type="float" office:value="93530" calcext:value-type="float">
            <text:p>93530</text:p>
          </table:table-cell>
          <table:table-cell table:formula="of:=ABS([.I61]-[.J61])/SUM([.I61:.J61])" office:value-type="float" office:value="0.798755264842418" calcext:value-type="float">
            <text:p>0.80</text:p>
          </table:table-cell>
          <table:table-cell table:number-columns-repeated="8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string" calcext:value-type="string">
            <text:p>('phone', 'machin') <text:s text:c="10"/></text:p>
          </table:table-cell>
          <table:table-cell office:value-type="float" office:value="835985" calcext:value-type="float">
            <text:p>835985</text:p>
          </table:table-cell>
          <table:table-cell office:value-type="float" office:value="69862" calcext:value-type="float">
            <text:p>69862</text:p>
          </table:table-cell>
          <table:table-cell table:formula="of:=ABS([.C62]-[.D62])/SUM([.C62:.D62])" office:value-type="float" office:value="0.845753201147655" calcext:value-type="float">
            <text:p>0.8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('phone', 'machin') <text:s text:c="10"/></text:p>
          </table:table-cell>
          <table:table-cell office:value-type="float" office:value="835985" calcext:value-type="float">
            <text:p>835985</text:p>
          </table:table-cell>
          <table:table-cell office:value-type="float" office:value="69862" calcext:value-type="float">
            <text:p>69862</text:p>
          </table:table-cell>
          <table:table-cell table:formula="of:=ABS([.I62]-[.J62])/SUM([.I62:.J62])" office:value-type="float" office:value="0.845753201147655" calcext:value-type="float">
            <text:p>0.85</text:p>
          </table:table-cell>
          <table:table-cell table:number-columns-repeated="8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string" calcext:value-type="string">
            <text:p>('pc', 'phone') <text:s text:c="14"/></text:p>
          </table:table-cell>
          <table:table-cell office:value-type="float" office:value="62102" calcext:value-type="float">
            <text:p>62102</text:p>
          </table:table-cell>
          <table:table-cell office:value-type="float" office:value="835985" calcext:value-type="float">
            <text:p>835985</text:p>
          </table:table-cell>
          <table:table-cell table:formula="of:=ABS([.C63]-[.D63])/SUM([.C63:.D63])" office:value-type="float" office:value="0.861701594611658" calcext:value-type="float">
            <text:p>0.86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string" calcext:value-type="string">
            <text:p>('pc', 'phone') <text:s text:c="14"/></text:p>
          </table:table-cell>
          <table:table-cell office:value-type="float" office:value="62102" calcext:value-type="float">
            <text:p>62102</text:p>
          </table:table-cell>
          <table:table-cell office:value-type="float" office:value="835985" calcext:value-type="float">
            <text:p>835985</text:p>
          </table:table-cell>
          <table:table-cell table:formula="of:=ABS([.I63]-[.J63])/SUM([.I63:.J63])" office:value-type="float" office:value="0.861701594611658" calcext:value-type="float">
            <text:p>0.86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string" calcext:value-type="string">
            <text:p>('mous', 'phone') <text:s text:c="12"/></text:p>
          </table:table-cell>
          <table:table-cell office:value-type="float" office:value="22265" calcext:value-type="float">
            <text:p>22265</text:p>
          </table:table-cell>
          <table:table-cell office:value-type="float" office:value="835985" calcext:value-type="float">
            <text:p>835985</text:p>
          </table:table-cell>
          <table:table-cell table:formula="of:=ABS([.C64]-[.D64])/SUM([.C64:.D64])" office:value-type="float" office:value="0.948115351004952" calcext:value-type="float">
            <text:p>0.95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('mous', 'phone') <text:s text:c="12"/></text:p>
          </table:table-cell>
          <table:table-cell office:value-type="float" office:value="22265" calcext:value-type="float">
            <text:p>22265</text:p>
          </table:table-cell>
          <table:table-cell office:value-type="float" office:value="835985" calcext:value-type="float">
            <text:p>835985</text:p>
          </table:table-cell>
          <table:table-cell table:formula="of:=ABS([.I64]-[.J64])/SUM([.I64:.J64])" office:value-type="float" office:value="0.948115351004952" calcext:value-type="float">
            <text:p>0.95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34:Sheet1.E4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4" number:min-integer-digits="1"/>
    </number:number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 style:data-style-name="N2" text:time-value="12:49:13.8272834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Graham</meta:initial-creator>
    <meta:creation-date>2016-11-27T11:22:46.286425561</meta:creation-date>
    <dc:date>2016-11-28T13:33:54.021738505</dc:date>
    <dc:creator>Stephen Graham</dc:creator>
    <meta:editing-duration>PT20M30S</meta:editing-duration>
    <meta:editing-cycles>2</meta:editing-cycles>
    <meta:generator>LibreOffice/4.3.7.2$Linux_X86_64 LibreOffice_project/430$Build-2</meta:generator>
    <meta:document-statistic meta:table-count="1" meta:cell-count="763" meta:object-count="0"/>
  </office:meta>
</office:document-meta>
</file>